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7740000053ADBC8A385.gif"/>
  <manifest:file-entry manifest:media-type="image/gif" manifest:full-path="Pictures/1000020000000190000000F38CC443B0.gif"/>
  <manifest:file-entry manifest:media-type="image/gif" manifest:full-path="Pictures/100000000000075C000004E049B7015D.gif"/>
  <manifest:file-entry manifest:media-type="image/gif" manifest:full-path="Pictures/100000000000083E000005F05FB625FE.gif"/>
  <manifest:file-entry manifest:media-type="image/gif" manifest:full-path="Pictures/1000000000000889000005D2D8645F6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7.7cm" svg:height="18.348cm" svg:x="1.001cm" svg:y="1.641cm">
          <draw:image xlink:href="Pictures/100000000000075C000004E049B7015D.gif" xlink:type="simple" xlink:show="embed" xlink:actuate="onLoad">
            <text:p/>
          </draw:image>
        </draw:frame>
        <draw:frame draw:style-name="gr1" draw:text-style-name="P1" draw:layer="layout" svg:width="3.997cm" svg:height="2.428cm" svg:x="24.704cm" svg:y="17.5cm">
          <draw:image xlink:href="Pictures/1000020000000190000000F38CC443B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27.077cm" svg:height="18.988cm" svg:x="1cm" svg:y="1cm">
          <draw:image xlink:href="Pictures/10000000000007740000053ADBC8A385.gif" xlink:type="simple" xlink:show="embed" xlink:actuate="onLoad">
            <text:p/>
          </draw:image>
        </draw:frame>
        <draw:frame draw:style-name="gr1" draw:text-style-name="P1" draw:layer="layout" svg:width="3.997cm" svg:height="2.428cm" svg:x="24.705cm" svg:y="17.5cm">
          <draw:image xlink:href="Pictures/1000020000000190000000F38CC443B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26.358cm" svg:height="18.988cm" svg:x="1cm" svg:y="1cm">
          <draw:image xlink:href="Pictures/100000000000083E000005F05FB625FE.gif" xlink:type="simple" xlink:show="embed" xlink:actuate="onLoad">
            <text:p/>
          </draw:image>
        </draw:frame>
        <draw:frame draw:style-name="gr1" draw:text-style-name="P1" draw:layer="layout" svg:width="3.997cm" svg:height="2.428cm" svg:x="24.705cm" svg:y="17.5cm">
          <draw:image xlink:href="Pictures/1000020000000190000000F38CC443B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1" draw:layer="layout" svg:width="27.7cm" svg:height="18.889cm" svg:x="1.001cm" svg:y="1.1cm">
          <draw:image xlink:href="Pictures/1000000000000889000005D2D8645F64.gif" xlink:type="simple" xlink:show="embed" xlink:actuate="onLoad">
            <text:p/>
          </draw:image>
        </draw:frame>
        <draw:frame draw:style-name="gr1" draw:text-style-name="P1" draw:layer="layout" svg:width="3.997cm" svg:height="2.428cm" svg:x="24.705cm" svg:y="17.5cm">
          <draw:image xlink:href="Pictures/1000020000000190000000F38CC443B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196cm" svg:x="2.97cm" svg:y="4.149cm"/>
      <draw:page-thumbnail draw:layer="backgroundobjects" svg:width="5.938cm" svg:height="4.196cm" svg:x="11.88cm" svg:y="4.149cm"/>
      <draw:page-thumbnail draw:layer="backgroundobjects" svg:width="5.938cm" svg:height="4.196cm" svg:x="20.79cm" svg:y="4.149cm"/>
      <draw:page-thumbnail draw:layer="backgroundobjects" svg:width="5.938cm" svg:height="4.196cm" svg:x="2.97cm" svg:y="12.654cm" draw:page-number="1"/>
      <draw:page-thumbnail draw:layer="backgroundobjects" svg:width="5.938cm" svg:height="4.196cm" svg:x="11.88cm" svg:y="12.654cm"/>
      <draw:page-thumbnail draw:layer="backgroundobjects" svg:width="5.938cm" svg:height="4.196cm" svg:x="20.79cm" svg:y="12.654cm"/>
    </style:handout-master>
    <style:master-page style:name="Standard" style:page-layout-name="PM1" draw:style-name="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pr1" draw:text-style-name="P1" draw:layer="backgroundobjects" svg:width="6.453cm" svg:height="1.309cm" svg:x="2.385cm" svg:y="18.29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78cm" svg:height="1.309cm" svg:x="10.473cm" svg:y="18.29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453cm" svg:height="1.309cm" svg:x="20.86cm" svg:y="18.298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3-05T13:25:21</meta:creation-date>
    <dc:date>2009-03-05T14:24:26</dc:date>
    <meta:print-date>2009-03-05T13:50:18</meta:print-date>
    <meta:editing-cycles>3</meta:editing-cycles>
    <meta:editing-duration>PT5M19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